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084cm" fo:min-width="5.109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color="#000000" draw:fill="hatch" draw:fill-hatch-name="Black_20_0_20_Degrees" draw:textarea-horizontal-align="justify" draw:textarea-vertical-align="middle" draw:auto-grow-height="false" fo:min-height="4.672cm" fo:min-width="2.041cm"/>
    </style:style>
    <style:style style:name="gr4" style:family="graphic" style:parent-style-name="standard">
      <style:graphic-properties draw:stroke="dash" draw:stroke-dash="Fine_20_Dashed" svg:stroke-color="#000000" draw:fill="hatch" draw:fill-hatch-name="Black_20_0_20_Degrees" draw:textarea-horizontal-align="justify" draw:textarea-vertical-align="middle" draw:auto-grow-height="false" fo:min-height="0.163cm" fo:min-width="2.6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hatch" draw:fill-hatch-name="Black_20_0_20_Degrees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AR PL SungtiL GB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AR PL SungtiL GB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.159cm" svg:x="7.958cm" svg:y="10.171cm">
          <text:p/>
          <draw:enhanced-geometry svg:viewBox="0 0 21600 21600" draw:text-areas="0 0 21600 ?f0" draw:type="down-arrow-callout" draw:modifiers="14400 8555.35339398181 18359.4687653714 9704.12876137159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" draw:text-style-name="P3" draw:layer="layout" svg:width="4.883cm" svg:height="1.826cm" svg:x="8.339cm" svg:y="9.996cm">
          <draw:text-box>
            <text:p text:style-name="P2"><text:span text:style-name="T1">D</text:span><text:span text:style-name="T2">ata</text:span><text:span text:style-name="T1">V</text:span><text:span text:style-name="T2">ersion</text:span><text:span text:style-name="T1">C</text:span><text:span text:style-name="T2">ontrol</text:span></text:p>
          </draw:text-box>
        </draw:frame>
        <draw:custom-shape draw:style-name="gr3" draw:text-style-name="P4" draw:layer="layout" svg:width="2.54cm" svg:height="7.874cm" draw:transform="rotate (-1.5707963267949) translate (14.803cm 12.441cm)">
          <text:p/>
          <draw:enhanced-geometry svg:viewBox="0 0 88 21600" draw:glue-points="44 ?f6 44 0 0 10800 44 21600 88 10800" draw:text-areas="0 ?f6 88 ?f3" draw:type="can" draw:modifiers="3011.657142857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3.175cm" svg:height="1.651cm" draw:transform="rotate (-1.5707963267949) translate (14.93cm 12.06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3.175cm" svg:height="1.651cm" draw:transform="rotate (-1.5707963267949) translate (8.272cm 12.06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5" draw:layer="layout" svg:width="3.99cm" svg:height="1.826cm" svg:x="8.953cm" svg:y="12.622cm">
          <draw:text-box>
            <text:p><text:span text:style-name="T3">C</text:span><text:span text:style-name="T4">urious</text:span><text:span text:style-name="T3">C</text:span><text:span text:style-name="T4">ontain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1:49:52.006220713</meta:creation-date>
    <dc:date>2019-09-02T12:49:21.103632143</dc:date>
    <meta:editing-duration>PT18M17S</meta:editing-duration>
    <meta:editing-cycles>1</meta:editing-cycles>
    <meta:document-statistic meta:object-count="6"/>
    <meta:generator>LibreOffice/6.0.7.3$Linux_X86_64 LibreOffice_project/00m0$Build-3</meta:generator>
  </office:meta>
</office:document-meta>
</file>